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orque el autor pone en duda la existencia de la disciplina de ingenieria de software?</text:p>
      <text:p text:style-name="Standard"/>
      <text:p text:style-name="Standard">Para mi el extracto del texto donde termina resumiendo el porque pone en duda la disciplica es el siguiente fragmento, traducido:</text:p>
      <text:p text:style-name="Standard"/>
      <text:p text:style-name="Standard">Aunque un gran número de artículos se han escrito acerca de la ingeniería de software y se han propuesto muchas ideas interesantes, investigadores y profesionales han logrado crear una nueva disciplina de la ingeniería centrada en la construcción de sistemas intensivos en software.</text:p>
      <text:p text:style-name="Standard">Si bien cada uno de los otros artículos de este número especial de reclamaciones para discutir la intersección de la ingeniería de software con alguna otra área de investigación, apoyan mi posición:</text:p>
      <text:p text:style-name="Standard">• Si todavía estamos escribiendo documentos argumentando que necesitamos un poco de teoría o las matemáticas para ser una profesión, en lugar de discutir sobre las áreas específicas de la teoría de que un ingeniero de software debe saber, no hemos establecido una profesión.</text:p>
      <text:p text:style-name="Standard">• Si se encuentra que las áreas de aplicación individuales están descubriendo los problemas comunes y resolverlos con sus propias técnicas y terminología especializada, que todavía no hemos establecido una profesión.</text:p>
      <text:p text:style-name="Standard">• Si no distinguimos consistentemente entre los problemas de ingeniería, los problemas de gestión, los problemas de la tecnología, y las cuestiones del plan de negocios, que todavía no hemos establecido una profesión.</text:p>
      <text:p text:style-name="Standard">• Si somos, como muchos otros han dicho, un campo que está dominado por las modas con siglas inteligentes que hacen que una oleada de interés y luego se desvanecen, que todavía no han establecido una profesión.</text:p>
      <text:p text:style-name="Standard">• Si seguimos para tratar de ingeniería de software como un "cajón de sastre" área de investigación y no como una profesión regulada, hemos perdido de vista el objetivo origina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6T00:27:55</meta:creation-date>
    <dc:date>2013-08-26T00:30:49</dc:date>
    <meta:editing-duration>P0D</meta:editing-duration>
    <meta:editing-cycles>1</meta:editing-cycles>
    <meta:document-statistic meta:table-count="0" meta:image-count="0" meta:object-count="0" meta:page-count="1" meta:paragraph-count="9" meta:word-count="287" meta:character-count="1797" meta:non-whitespace-character-count="1519"/>
    <meta:generator>LibreOffice/3.5$Linux_x86 LibreOffice_project/350m1$Build-2</meta:generator>
  </office:meta>
</office:document-meta>
</file>